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opacity="100%" draw:textarea-horizontal-align="justify" draw:textarea-vertical-align="middle" draw:auto-grow-height="false" fo:min-height="12.55cm" fo:min-width="21.055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9.15cm" fo:min-width="4.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2.35cm" fo:min-width="20.8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9.15cm" fo:min-width="15.6cm"/>
    </style:style>
    <style:style style:name="gr8" style:family="graphic" style:parent-style-name="standard">
      <style:graphic-properties draw:fill-color="#eeeeee" draw:opacity="99%" draw:textarea-horizontal-align="justify" draw:textarea-vertical-align="middle" draw:auto-grow-height="false" fo:min-height="8.75cm" fo:min-width="4.2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94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1.75cm" fo:min-width="1.5cm"/>
    </style:style>
    <style:style style:name="gr11" style:family="graphic" style:parent-style-name="standard">
      <style:graphic-properties draw:fill-color="#c2e0ae" draw:textarea-horizontal-align="justify" draw:textarea-vertical-align="middle" draw:auto-grow-height="false" fo:min-height="1.75cm" fo:min-width="4.3cm"/>
    </style:style>
    <style:style style:name="gr12" style:family="graphic" style:parent-style-name="standard">
      <style:graphic-properties draw:fill-color="#add58a" draw:textarea-horizontal-align="justify" draw:textarea-vertical-align="middle" draw:auto-grow-height="false" fo:min-height="1.75cm" fo:min-width="4.3cm"/>
    </style:style>
    <style:style style:name="gr13" style:family="graphic" style:parent-style-name="standard">
      <style:graphic-properties draw:fill-color="#89c765" draw:textarea-horizontal-align="justify" draw:textarea-vertical-align="middle" draw:auto-grow-height="false" fo:min-height="1.75cm" fo:min-width="8.1cm"/>
    </style:style>
    <style:style style:name="gr14" style:family="graphic" style:parent-style-name="standard">
      <style:graphic-properties draw:fill-color="#c06616" draw:textarea-horizontal-align="justify" draw:textarea-vertical-align="middle" draw:auto-grow-height="false" fo:min-height="0.882cm" fo:min-width="0.632cm"/>
    </style:style>
    <style:style style:name="gr15" style:family="graphic" style:parent-style-name="standard">
      <style:graphic-properties draw:fill-color="#f9a870" draw:textarea-horizontal-align="justify" draw:textarea-vertical-align="middle" draw:auto-grow-height="false" fo:min-height="0.35cm" fo:min-width="3.9cm"/>
    </style:style>
    <style:style style:name="gr16" style:family="graphic" style:parent-style-name="standard">
      <style:graphic-properties draw:fill-color="#f9a870" draw:textarea-horizontal-align="justify" draw:textarea-vertical-align="middle" draw:auto-grow-height="false" fo:min-height="0.15cm" fo:min-width="3.9cm"/>
    </style:style>
    <style:style style:name="gr17" style:family="graphic" style:parent-style-name="standard">
      <style:graphic-properties draw:fill="solid" draw:fill-color="#003d73"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draw:fill-color="#003d73" draw:textarea-horizontal-align="justify" draw:textarea-vertical-align="middle" draw:auto-grow-height="false" fo:min-height="0.75cm" fo:min-width="0.5cm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0.55cm" fo:min-width="7.7cm"/>
    </style:style>
    <style:style style:name="gr20" style:family="graphic" style:parent-style-name="standard">
      <style:graphic-properties draw:fill-color="#aa55a1" draw:textarea-horizontal-align="justify" draw:textarea-vertical-align="middle" draw:auto-grow-height="false" fo:min-height="0.316cm" fo:min-width="5.866cm"/>
    </style:style>
    <style:style style:name="gr21" style:family="graphic" style:parent-style-name="standard">
      <style:graphic-properties draw:fill-color="#aa55a1" draw:textarea-horizontal-align="justify" draw:textarea-vertical-align="middle" draw:auto-grow-height="false" fo:min-height="0.286cm" fo:min-width="0.108cm"/>
    </style:style>
    <style:style style:name="gr22" style:family="graphic" style:parent-style-name="standard">
      <style:graphic-properties draw:fill-color="#aa55a1" draw:textarea-horizontal-align="justify" draw:textarea-vertical-align="middle" draw:auto-grow-height="false" fo:min-height="0.55cm" fo:min-width="6.3cm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3.9cm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0.55cm" fo:min-width="4.5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.35cm" fo:min-width="4.5cm"/>
    </style:style>
    <style:style style:name="gr27" style:family="graphic" style:parent-style-name="standard">
      <style:graphic-properties draw:textarea-horizontal-align="justify" draw:textarea-vertical-align="middle" draw:auto-grow-height="false" fo:min-height="7.95cm" fo:min-width="15.1cm"/>
    </style:style>
    <style:style style:name="gr28" style:family="graphic" style:parent-style-name="standard">
      <style:graphic-properties draw:fill-color="#5565af" draw:textarea-horizontal-align="justify" draw:textarea-vertical-align="middle" draw:auto-grow-height="false" fo:min-height="6.75cm" fo:min-width="14.7cm"/>
    </style:style>
    <style:style style:name="gr29" style:family="graphic" style:parent-style-name="standard">
      <style:graphic-properties draw:fill-color="#ffe5ca" draw:textarea-horizontal-align="justify" draw:textarea-vertical-align="middle" draw:auto-grow-height="false" fo:min-height="0.35cm" fo:min-width="1.3cm"/>
    </style:style>
    <style:style style:name="gr30" style:family="graphic" style:parent-style-name="standard">
      <style:graphic-properties draw:fill-color="#ffe5ca" draw:textarea-horizontal-align="justify" draw:textarea-vertical-align="middle" draw:auto-grow-height="false" fo:min-height="0.55cm" fo:min-width="4.5cm"/>
    </style:style>
    <style:style style:name="gr31" style:family="graphic" style:parent-style-name="standard">
      <style:graphic-properties draw:fill-color="#aa55a1" draw:textarea-horizontal-align="justify" draw:textarea-vertical-align="middle" draw:auto-grow-height="false" fo:min-height="0.292cm" fo:min-width="1.042cm"/>
    </style:style>
    <style:style style:name="gr32" style:family="graphic" style:parent-style-name="standard">
      <style:graphic-properties draw:fill-color="#faa61a" draw:textarea-horizontal-align="justify" draw:textarea-vertical-align="middle" draw:auto-grow-height="false" fo:min-height="0.15cm" fo:min-width="20.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21cm" fo:min-width="34.84cm"/>
    </style:style>
    <style:style style:name="pr1" style:family="presentation" style:parent-style-name="默认-notes">
      <style:graphic-properties draw:fill-color="#ffffff" fo:min-height="13.364cm"/>
    </style:style>
    <style:style style:name="pr2" style:family="presentation" style:parent-style-name="默认-title">
      <style:graphic-properties fo:min-height="2.629cm"/>
    </style:style>
    <style:style style:name="pr3" style:family="presentation" style:parent-style-name="默认-outline1">
      <style:graphic-properties fo:min-height="8.884cm"/>
    </style:style>
    <style:style style:name="P1" style:family="paragraph">
      <loext:graphic-properties draw:fill-color="#cccccc" draw:opacity="100%"/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="none" draw:fill-color="#ffffff"/>
      <style:text-properties fo:font-size="14pt" fo:background-color="#cccccc" style:font-size-asian="14pt" style:font-size-complex="14pt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="none" draw:fill-color="#ffffff"/>
      <style:text-properties fo:font-size="14pt" fo:background-color="#72bf44" style:font-size-asian="14pt" style:font-size-complex="14pt"/>
    </style:style>
    <style:style style:name="P6" style:family="paragraph">
      <loext:graphic-properties draw:fill="none" draw:fill-color="#ffffff"/>
      <style:text-properties fo:font-size="14pt" fo:background-color="#00a65d" style:font-size-asian="14pt" style:font-size-complex="14pt"/>
    </style:style>
    <style:style style:name="P7" style:family="paragraph">
      <loext:graphic-properties draw:fill-color="#00aaad"/>
      <style:paragraph-properties fo:text-align="center"/>
    </style:style>
    <style:style style:name="P8" style:family="paragraph">
      <loext:graphic-properties draw:fill-color="#eeeeee" draw:opacity="99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4pt" fo:background-color="#00aaad" style:font-size-asian="14pt" style:font-size-complex="14pt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loext:graphic-properties draw:fill-color="#c2e0ae"/>
      <style:paragraph-properties fo:text-align="center"/>
    </style:style>
    <style:style style:name="P13" style:family="paragraph">
      <loext:graphic-properties draw:fill-color="#add58a"/>
      <style:paragraph-properties fo:text-align="center"/>
    </style:style>
    <style:style style:name="P14" style:family="paragraph">
      <loext:graphic-properties draw:fill-color="#89c765"/>
      <style:paragraph-properties fo:text-align="center"/>
    </style:style>
    <style:style style:name="P15" style:family="paragraph">
      <loext:graphic-properties draw:fill-color="#c06616"/>
      <style:paragraph-properties fo:text-align="center"/>
    </style:style>
    <style:style style:name="P16" style:family="paragraph">
      <loext:graphic-properties draw:fill-color="#f9a870"/>
      <style:paragraph-properties fo:text-align="center"/>
    </style:style>
    <style:style style:name="P17" style:family="paragraph">
      <loext:graphic-properties draw:fill="solid" draw:fill-color="#003d73"/>
      <style:paragraph-properties fo:text-align="center"/>
    </style:style>
    <style:style style:name="P18" style:family="paragraph">
      <loext:graphic-properties draw:fill-color="#003d73"/>
      <style:paragraph-properties fo:text-align="center"/>
    </style:style>
    <style:style style:name="P19" style:family="paragraph">
      <loext:graphic-properties draw:fill-color="#adc5e7"/>
      <style:paragraph-properties fo:text-align="center"/>
    </style:style>
    <style:style style:name="P20" style:family="paragraph">
      <loext:graphic-properties draw:fill-color="#aa55a1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-color="#5565af"/>
      <style:paragraph-properties fo:text-align="center"/>
    </style:style>
    <style:style style:name="P24" style:family="paragraph">
      <loext:graphic-properties draw:fill-color="#ffe5ca"/>
      <style:paragraph-properties fo:text-align="center"/>
    </style:style>
    <style:style style:name="P25" style:family="paragraph">
      <loext:graphic-properties draw:fill-color="#faa61a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</style:style>
    <style:style style:name="T1" style:family="text">
      <style:text-properties fo:font-size="14pt" fo:background-color="#cccccc" style:font-size-asian="14pt" style:font-size-complex="14pt"/>
    </style:style>
    <style:style style:name="T2" style:family="text">
      <style:text-properties fo:font-size="14pt" fo:background-color="#72bf44" style:font-size-asian="14pt" style:font-size-complex="14pt"/>
    </style:style>
    <style:style style:name="T3" style:family="text">
      <style:text-properties fo:font-size="14pt" fo:background-color="#e0efd4" style:font-size-asian="14pt" style:font-size-complex="14pt"/>
    </style:style>
    <style:style style:name="T4" style:family="text">
      <style:text-properties fo:color="#ffffff" fo:font-size="14pt" fo:background-color="#c06616" style:font-size-asian="14pt" style:font-size-complex="14pt"/>
    </style:style>
    <style:style style:name="T5" style:family="text">
      <style:text-properties fo:font-size="14pt" fo:background-color="#c2e0ae" style:font-size-asian="14pt" style:font-size-complex="14pt"/>
    </style:style>
    <style:style style:name="T6" style:family="text">
      <style:text-properties fo:font-size="14pt" fo:background-color="#f9a870" style:font-size-asian="14pt" style:font-size-complex="14pt"/>
    </style:style>
    <style:style style:name="T7" style:family="text">
      <style:text-properties fo:font-size="14pt" fo:background-color="#add58a" style:font-size-asian="14pt" style:font-size-complex="14pt"/>
    </style:style>
    <style:style style:name="T8" style:family="text">
      <style:text-properties fo:color="#ffffff" fo:font-size="14pt" fo:background-color="#003d73" style:font-size-asian="14pt" style:font-size-complex="14pt"/>
    </style:style>
    <style:style style:name="T9" style:family="text">
      <style:text-properties fo:font-size="14pt" fo:background-color="#89c765" style:font-size-asian="14pt" style:font-size-complex="14pt"/>
    </style:style>
    <style:style style:name="T10" style:family="text">
      <style:text-properties fo:font-size="14pt" fo:background-color="#adc5e7" style:font-size-asian="14pt" style:font-size-complex="14pt"/>
    </style:style>
    <style:style style:name="T11" style:family="text">
      <style:text-properties fo:color="#ffffff" fo:font-size="14pt" fo:background-color="#aa55a1" style:font-size-asian="14pt" style:font-size-complex="14pt"/>
    </style:style>
    <style:style style:name="T12" style:family="text">
      <style:text-properties fo:font-size="14pt" fo:background-color="#00a65d" style:font-size-asian="14pt" style:font-size-complex="14pt"/>
    </style:style>
    <style:style style:name="T13" style:family="text">
      <style:text-properties fo:font-size="14pt" fo:background-color="#eeeeee" style:font-size-asian="14pt" style:font-size-complex="14pt"/>
    </style:style>
    <style:style style:name="T14" style:family="text">
      <style:text-properties fo:color="#ffffff" fo:font-size="14pt" fo:background-color="#5e8ac7" style:font-size-asian="14pt" style:font-size-complex="1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5e8ac7" style:font-name-asian="Noto Sans CJK SC Regular" style:font-size-asian="14pt" style:font-style-asian="normal" style:font-weight-asian="normal" style:font-name-complex="Noto Sans CJK SC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fo:background-color="#00aaad" style:font-size-asian="14pt" style:font-size-complex="14pt"/>
    </style:style>
    <style:style style:name="T17" style:family="text">
      <style:text-properties fo:font-size="14pt" fo:background-color="#dddddd" style:font-size-asian="14pt" style:font-size-complex="14pt"/>
    </style:style>
    <style:style style:name="T18" style:family="text">
      <style:text-properties fo:color="#ffffff" fo:font-size="14pt" fo:background-color="#808080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00aaad" style:font-name-asian="Noto Sans CJK SC Regular" style:font-size-asian="14pt" style:font-style-asian="normal" style:font-weight-asian="normal" style:font-name-complex="Noto Sans CJK SC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fo:font-size="14pt" fo:background-color="#5565af" style:font-size-asian="14pt" style:font-size-complex="14pt"/>
    </style:style>
    <style:style style:name="T21" style:family="text">
      <style:text-properties fo:font-size="14pt" fo:background-color="#ffe5ca" style:font-size-asian="14pt" style:font-size-complex="14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8f187c" style:font-name-asian="Noto Sans CJK SC Regular" style:font-size-asian="14pt" style:font-style-asian="normal" style:font-weight-asian="normal" style:font-name-complex="Noto Sans CJK SC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14pt" fo:background-color="#8f187c" style:font-size-asian="14pt" style:font-size-complex="14pt"/>
    </style:style>
    <style:style style:name="T24" style:family="text">
      <style:text-properties fo:font-size="14pt" fo:background-color="#faa61a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21.555cm" svg:height="12.8cm" svg:x="0.04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1cm" svg:height="9.4cm" svg:x="0.2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23cm" svg:height="0.8cm" svg:x="21.6cm" svg:y="0cm">
          <draw:text-box>
            <text:p><text:span text:style-name="T1">Background-layout</text:span></text:p>
          </draw:text-box>
        </draw:frame>
        <draw:custom-shape draw:style-name="gr4" draw:text-style-name="P4" draw:layer="layout" svg:width="21.355cm" svg:height="2.6cm" svg:x="0.145cm" svg:y="0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223cm" svg:height="10.372cm" svg:x="21.977cm" svg:y="0.6cm">
          <draw:text-box>
            <text:p><text:span text:style-name="T2"><text:tab/></text:span><text:span text:style-name="T2">head-layout</text:span></text:p>
            <text:p><text:span text:style-name="T2"><text:tab/></text:span><text:span text:style-name="T2"><text:tab/></text:span><text:span text:style-name="T3">h_user_img_layout</text:span></text:p>
            <text:p><text:span text:style-name="T4"><text:tab/></text:span><text:span text:style-name="T4"><text:tab/></text:span><text:span text:style-name="T4"><text:tab/></text:span><text:span text:style-name="T4">h_user_img_label</text:span></text:p>
            <text:p><text:span text:style-name="T5"><text:tab/></text:span><text:span text:style-name="T5"><text:tab/></text:span><text:span text:style-name="T5">h_user_info_layout</text:span></text:p>
            <text:p><text:span text:style-name="T5"><text:tab/></text:span><text:span text:style-name="T5"><text:tab/></text:span><text:span text:style-name="T5"><text:tab/></text:span><text:span text:style-name="T6">h_user_name_label</text:span></text:p>
            <text:p><text:span text:style-name="T6"><text:tab/></text:span><text:span text:style-name="T6"><text:tab/></text:span><text:span text:style-name="T6"><text:tab/></text:span><text:span text:style-name="T6">h_user_leavl_label</text:span></text:p>
            <text:p><text:span text:style-name="T6"><text:tab/></text:span><text:span text:style-name="T6"><text:tab/></text:span><text:span text:style-name="T6"><text:tab/></text:span><text:span text:style-name="T6">h_user_vip_labe</text:span><text:span text:style-name="T5">l</text:span></text:p>
            <text:p><text:span text:style-name="T7"><text:tab/></text:span><text:span text:style-name="T7"><text:tab/></text:span><text:span text:style-name="T7">h_button_area_layout</text:span></text:p>
            <text:p><text:span text:style-name="T7"><text:tab/></text:span><text:span text:style-name="T7"><text:tab/></text:span><text:span text:style-name="T7"><text:tab/></text:span><text:span text:style-name="T8">h_message_button</text:span></text:p>
            <text:p><text:span text:style-name="T8"><text:tab/></text:span><text:span text:style-name="T8"><text:tab/></text:span><text:span text:style-name="T8"><text:tab/></text:span><text:span text:style-name="T8">h_show_friend_button</text:span></text:p>
            <text:p><text:span text:style-name="T8"><text:tab/></text:span><text:span text:style-name="T8"><text:tab/></text:span><text:span text:style-name="T8"><text:tab/></text:span><text:span text:style-name="T8">h_refresh_button</text:span><text:span text:style-name="T7"><text:tab/></text:span></text:p>
            <text:p><text:span text:style-name="T9"><text:tab/></text:span><text:span text:style-name="T9"><text:tab/></text:span><text:span text:style-name="T9">h_search_area_layout</text:span></text:p>
            <text:p><text:span text:style-name="T10"><text:tab/></text:span><text:span text:style-name="T10"><text:tab/></text:span><text:span text:style-name="T10"><text:tab/></text:span><text:span text:style-name="T10">h_search_top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h_search_input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h_search_button</text:span></text:p>
            <text:p><text:span text:style-name="T10"><text:tab/></text:span><text:span text:style-name="T10"><text:tab/></text:span><text:span text:style-name="T10"><text:tab/></text:span><text:span text:style-name="T10">h_search_bottom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h_condition_check</text:span></text:p>
            <text:p><text:span text:style-name="T9"><text:tab/></text:span><text:span text:style-name="T9"><text:tab/></text:span><text:span text:style-name="T9"><text:tab/></text:span></text:p>
            <text:p><text:span text:style-name="T9"><text:tab/></text:span><text:span text:style-name="T9"><text:tab/></text:span></text:p>
            <text:p><text:span text:style-name="T3"><text:tab/></text:span><text:span text:style-name="T3"><text:tab/></text:span></text:p>
          </draw:text-box>
        </draw:frame>
        <draw:frame draw:style-name="gr6" draw:text-style-name="P6" draw:layer="layout" svg:width="12.4cm" svg:height="3.4cm" svg:x="21.6cm" svg:y="9cm">
          <draw:text-box>
            <text:p><text:span text:style-name="T12"><text:tab/></text:span><text:span text:style-name="T12">menu-layout</text:span></text:p>
            <text:p><text:span text:style-name="T13"><text:tab/></text:span><text:span text:style-name="T13"><text:tab/></text:span><text:span text:style-name="T13">scroll_area</text:span></text:p>
            <text:p><text:span text:style-name="T13"><text:tab/></text:span><text:span text:style-name="T13"><text:tab/></text:span><text:span text:style-name="T13"><text:tab/></text:span><text:span text:style-name="T13">menu-tree_view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4">treeItem_folder_friend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treeItem_folder_</text:span><text:span text:style-name="T14">private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treeItem_folder_public</text:span></text:p>
          </draw:text-box>
        </draw:frame>
        <draw:custom-shape draw:style-name="gr7" draw:text-style-name="P7" draw:layer="layout" svg:width="16.1cm" svg:height="9.4cm" svg:x="5.4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745cm" svg:height="9cm" svg:x="0.4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4.223cm" svg:height="6.644cm" svg:x="21.577cm" svg:y="12.4cm">
          <draw:text-box>
            <text:p><text:span text:style-name="T16"><text:tab/></text:span><text:span text:style-name="T16">work-layout</text:span></text:p>
            <text:p><text:span text:style-name="T16"><text:tab/></text:span><text:span text:style-name="T16"><text:tab/></text:span><text:span text:style-name="T17">type_bar_layout</text:span></text:p>
            <text:p><text:span text:style-name="T18"><text:tab/></text:span><text:span text:style-name="T18"><text:tab/></text:span><text:span text:style-name="T18"><text:tab/></text:span><text:span text:style-name="T18">storys_button</text:span></text:p>
            <text:p><text:span text:style-name="T18"><text:tab/></text:span><text:span text:style-name="T18"><text:tab/></text:span><text:span text:style-name="T18"><text:tab/></text:span><text:span text:style-name="T18">edit_button</text:span></text:p>
            <text:p><text:span text:style-name="T18"><text:tab/></text:span><text:span text:style-name="T18"><text:tab/></text:span><text:span text:style-name="T18"><text:tab/></text:span><text:span text:style-name="T18">send_mail_button</text:span></text:p>
            <text:p><text:span text:style-name="T19"><text:tab/></text:span><text:span text:style-name="T19"><text:tab/></text:span><text:span text:style-name="T20">scroll_area</text:span></text:p>
            <text:p><text:span text:style-name="T20"><text:tab/></text:span><text:span text:style-name="T20"><text:tab/></text:span><text:span text:style-name="T20"><text:tab/></text:span><text:span text:style-name="T20">1</text:span><text:span text:style-name="T20">、</text:span><text:span text:style-name="T20">listview</text:span></text:p>
            <text:p><text:span text:style-name="T20"><text:tab/></text:span><text:span text:style-name="T20"><text:tab/></text:span><text:span text:style-name="T20"><text:tab/></text:span><text:span text:style-name="T20">2</text:span><text:span text:style-name="T20">、</text:span><text:span text:style-name="T20">textarea</text:span></text:p>
            <text:p><text:span text:style-name="T20"><text:tab/></text:span><text:span text:style-name="T20"><text:tab/></text:span><text:span text:style-name="T20"><text:tab/></text:span><text:span text:style-name="T20">3</text:span><text:span text:style-name="T20">、</text:span><text:span text:style-name="T20">textarea</text:span></text:p>
            <text:p><text:span text:style-name="T21"><text:tab/></text:span><text:span text:style-name="T21"><text:tab/></text:span><text:span text:style-name="T21">work_button_layout</text:span></text:p>
            <text:p text:style-name="P9"><text:span text:style-name="T22"><text:tab/></text:span><text:span text:style-name="T22"><text:tab/></text:span><text:span text:style-name="T22"><text:tab/></text:span><text:span text:style-name="T23">subimt_button</text:span></text:p>
            <text:p><text:span text:style-name="T23"><text:tab/></text:span><text:span text:style-name="T23"><text:tab/></text:span><text:span text:style-name="T23"><text:tab/></text:span><text:span text:style-name="T23">empty_button</text:span></text:p>
          </draw:text-box>
        </draw:frame>
        <draw:custom-shape draw:style-name="gr10" draw:text-style-name="P11" draw:layer="layout" svg:width="2cm" svg:height="2cm" svg:x="0.6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2cm" svg:x="2.8cm" svg:y="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8cm" svg:height="2cm" svg:x="7.8cm" svg:y="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8.6cm" svg:height="2cm" svg:x="12.8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6cm" svg:height="1.6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4.4cm" svg:height="0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4cm" svg:height="0.4cm" svg:x="3cm" svg:y="1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4cm" svg:height="0.4cm" svg:x="3cm" svg:y="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cm" svg:height="1cm" svg:x="9.6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cm" svg:height="1cm" svg:x="8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cm" svg:height="1cm" svg:x="11.2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8.2cm" svg:height="0.8cm" svg:x="13cm" svg:y="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8.2cm" svg:height="0.8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6.6cm" svg:height="0.8cm" svg:x="13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86cm" svg:height="0.758cm" svg:x="20.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6.8cm" svg:height="0.8cm" svg:x="13.7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4cm" svg:height="0.6cm" svg:x="0.6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4cm" svg:height="2cm" svg:x="1.6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4cm" svg:height="0.6cm" svg:x="0.6cm" svg:y="6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4cm" svg:height="2cm" svg:x="1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4cm" svg:height="0.6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3.4cm" svg:height="2cm" svg:x="1.6cm" svg:y="1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5cm" svg:height="0.8cm" svg:x="5.6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5cm" svg:height="0.6cm" svg:x="10.8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5cm" svg:height="0.6cm" svg:x="16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5.6cm" svg:height="8.2cm" svg:x="5.6cm" svg:y="3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5.2cm" svg:height="7cm" svg:x="5.8cm" svg:y="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.8cm" svg:height="0.6cm" svg:x="16cm" svg:y="11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5cm" svg:height="0.8cm" svg:x="16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.6cm" svg:height="0.6cm" svg:x="16.7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draw:layer="layout" svg:width="1.6cm" svg:height="0.6cm" svg:x="19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21.2cm" svg:height="0.4cm" svg:x="0.3cm" svg:y="12.3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4.223cm" svg:height="3.581cm" svg:x="21.726cm" svg:y="16.955cm">
          <draw:text-box>
            <text:p><text:span text:style-name="T16"><text:tab/></text:span><text:span text:style-name="T24">tips</text:span></text:p>
            <text:p><text:span text:style-name="T16"><text:tab/></text:span><text:span text:style-name="T16"><text:tab/></text:span><text:span text:style-name="T17">date_label</text:span></text:p>
            <text:p><text:span text:style-name="T17"><text:tab/></text:span><text:span text:style-name="T17"><text:tab/></text:span><text:span text:style-name="T17">info_leble</text:span></text:p>
            <text:p><text:span text:style-name="T17"><text:tab/></text:span><text:span text:style-name="T17"><text:tab/></text:span><text:span text:style-name="T17">tip_img_label</text:span></text:p>
            <text:p><text:span text:style-name="T17"><text:tab/></text:span><text:span text:style-name="T17"><text:tab/></text:span></text:p>
            <text:p><text:span text:style-name="T18"><text:tab/></text:span><text:span text:style-name="T18"><text:tab/></text:span></text:p>
          </draw:text-box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draw:style-name="gr35" draw:text-style-name="P27" draw:layer="layout" svg:width="28.046cm" svg:height="15.75cm" svg:x="0cm" svg:y="0cm">
          <draw:text-box>
            <text:p>数据库设计</text:p>
            <text:p><text:tab/>在服务器创建一个public文件夹</text:p>
            <text:p><text:tab/>在服务器创建一个表 vip(userName，vip，svip)</text:p>
            <text:p><text:tab/>每次登录之后检索用户文章数，大于50升级为vip，大于500升级为sivp</text:p>
            <text:p><text:tab/>vip和svip的文章排在社区共享文章的前排，并有尊贵的vip/svip标识</text:p>
            <text:p>1：用来检索登录的数据库- userInfo( userName , pwd , phone)</text:p>
            <text:p>2：注册用户之后，同时在服务器生成</text:p>
            <text:p><text:tab/>1、一个表名字为userName（pageName， pageType，pageDate，likes ，diss）</text:p>
            <text:p><text:tab/><text:tab/>一个表的名字为userMsg(from,title,read)</text:p>
            <text:p><text:tab/>2、一个文件夹名字为userNameFriend，(friendName, leavl)</text:p>
            <text:p><text:tab/>userName文件夹内有一个msg文件夹和一个page文件夹</text:p>
            <text:p><text:tab/>mag文件夹用来存放其他用户发送的邮件，</text:p>
            <text:p><text:tab/>page用来存放私密文章</text:p>
            <text:p>3：用来存储公开文章的数据库 – publicPage( userName , title ,)</text:p>
            <text:p><text:tab/>用户发布的公共属性文章名存储到publicPage表</text:p>
            <text:p><text:tab/>用户发布的公共属性文章内容将存储到public文件夹</text:p>
          </draw:text-box>
        </draw:frame>
        <presentation:notes draw:style-name="dp2">
          <draw:page-thumbnail draw:style-name="gr34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draw:style-name="gr36" draw:text-style-name="P27" draw:layer="layout" svg:width="35.34cm" svg:height="7.771cm" svg:x="4cm" svg:y="0.2cm">
          <draw:text-box>
            <text:p>登录功能实现：</text:p>
            <text:p>点击登录、注册文字之后弹出登录窗口</text:p>
            <text:p>登录窗口执行登录注册功能</text:p>
            <text:p>登录窗口将用户信息写入session文件</text:p>
            <text:p>主窗口在创建，执行登录之后执行恢复登录函数，该函数会遍历session文件，读取第一行的数据，然后自动执行登录操作，</text:p>
            <text:p>如果文件为空则不执行任何操作</text:p>
            <text:p>当再次点击用户名时会打开登录界面</text:p>
            <text:p>点击退出登录按钮时，清空session文件并关闭窗口</text:p>
          </draw:text-box>
        </draw:frame>
        <presentation:notes draw:style-name="dp2">
          <draw:page-thumbnail draw:style-name="gr34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2" draw:layer="layout" svg:width="25.199cm" svg:height="2.629cm" svg:x="1.4cm" svg:y="0.628cm" presentation:class="title">
          <draw:text-box>
            <text:p>判断用户在线功能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用户登录之后将他的用户名和对应的</text:p>
              </text:list-item>
              <text:list-item>
                <text:p>双击好友名进入私聊室，向服务器发送创建私人聊天室的请求</text:p>
              </text:list-item>
            </text:list>
          </draw:text-box>
        </draw:frame>
        <presentation:notes draw:style-name="dp2">
          <draw:page-thumbnail draw:style-name="gr34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2" draw:layer="layout" svg:width="25.199cm" svg:height="2.629cm" svg:x="1.4cm" svg:y="0.628cm" presentation:class="title">
          <draw:text-box>
            <text:p>私信功能实现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新建邮件，将邮件存储到userMsg表，客户端后台设置一个阻塞计时器，每30秒发送一个私信检索请求，将MSG表里的信息全部发送到客户端，存储到客户端MSG文件并给客户端发送将新建图标更换的指令，用户点击信息按钮会遍历文件，将信息显示到新窗口的listwidget，当条目中有某一条的末尾是UNread，则上面未读lable的数目加一，当点击包含unread的条目时，将unread更改为enread存入文件，界面刷新，并将改动返回存入数据库</text:p>
              </text:list-item>
            </text:list>
          </draw:text-box>
        </draw:frame>
        <presentation:notes draw:style-name="dp2">
          <draw:page-thumbnail draw:style-name="gr34" draw:layer="layout" svg:width="19.798cm" svg:height="11.136cm" svg:x="0.6cm" svg:y="2.257cm" draw:page-number="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2" draw:layer="layout" svg:width="25.199cm" svg:height="2.629cm" svg:x="1.4cm" svg:y="0.628cm" presentation:class="title">
          <draw:text-box>
            <text:p>聊天功能的实现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服务器在用户双击好友名称打开聊天窗口之后将当前用户名存入“在线”链表，并且新建子线程每5秒向服务器发送在线确认</text:p>
              </text:list-item>
              <text:list-item>
                <text:p>服务器进入循环，循环接收消息并发送到对应客户端</text:p>
              </text:list-item>
              <text:list-item>
                <text:p>双击一个好友名字打开聊天功能，打开一个新的界面，这个界面创建一个线程，用来接收在线请求确认</text:p>
              </text:list-item>
              <text:list-item>
                <text:p>发送双击的好友名称，服务器遍历链表，如果用户在 “在线”链表中，则开始聊天</text:p>
              </text:list-item>
            </text:list>
          </draw:text-box>
        </draw:frame>
        <presentation:notes draw:style-name="dp2">
          <draw:page-thumbnail draw:style-name="gr34" draw:layer="layout" svg:width="19.798cm" svg:height="11.136cm" svg:x="0.6cm" svg:y="2.257cm" draw:page-number="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4:36:39.479237164</meta:creation-date>
    <dc:date>2018-08-01T10:25:02.309978734</dc:date>
    <meta:editing-duration>PT1H1M38S</meta:editing-duration>
    <meta:editing-cycles>5</meta:editing-cycles>
    <meta:generator>LibreOffice/6.0.3.2$Linux_X86_64 LibreOffice_project/00m0$Build-2</meta:generator>
    <meta:document-statistic meta:object-count="83"/>
  </office:meta>
</office:document-meta>
</file>